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98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style:font-name="Arial" fo:font-size="14pt" style:font-name-asian="Microsoft YaHei" style:font-size-asian="14pt" style:font-name-complex="Mangal" style:font-size-complex="14pt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/>
    </style:style>
    <style:style style:name="ce9" style:family="table-cell" style:parent-style-name="Default">
      <style:text-properties fo:font-size="14pt"/>
    </style:style>
    <style:style style:name="ce10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30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3" style:family="table-cell" style:parent-style-name="Default" style:data-style-name="N3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size="14pt" style:font-size-asian="14pt" style:font-size-complex="14pt"/>
    </style:style>
    <style:style style:name="ce14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10"/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Stundennachweis für Studienarbeit „Mechatronische Systeme“</text:p>
          </table:table-cell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11" office:value-type="string" calcext:value-type="string">
            <text:p>Arbeitszeit gesamt:</text:p>
          </table:table-cell>
          <table:table-cell table:style-name="ce11" table:formula="of:=SUM([.C9:.C41])" office:value-type="float" office:value="34.85" calcext:value-type="float">
            <text:p>34,85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10" table:number-columns-spanned="2" table:number-rows-spanned="2"/>
          <table:covered-table-cell table:style-name="ce15"/>
          <table:table-cell table:number-columns-repeated="1021"/>
        </table:table-row>
        <table:table-row table:style-name="ro1">
          <table:covered-table-cell table:style-name="Default"/>
          <table:covered-table-cell table:style-name="ce10"/>
          <table:covered-table-cell table:style-name="ce15"/>
          <table:table-cell table:number-columns-repeated="1021"/>
        </table:table-row>
        <table:table-row table:style-name="ro3">
          <table:table-cell table:style-name="ce3" office:value-type="string" calcext:value-type="string">
            <text:p>Arbeitsmaßnahme</text:p>
          </table:table-cell>
          <table:table-cell table:style-name="ce12" office:value-type="string" calcext:value-type="string">
            <text:p>Datum</text:p>
          </table:table-cell>
          <table:table-cell table:style-name="ce16" office:value-type="string" calcext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Besprechung über die weiteren Vorgehensweisen im Team</text:p>
          </table:table-cell>
          <table:table-cell table:style-name="ce13" office:value-type="date" office:date-value="2015-03-23" calcext:value-type="date">
            <text:p>23.03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Grundgerüst für die Klasse 'Calculator'</text:p>
          </table:table-cell>
          <table:table-cell table:style-name="ce14" office:value-type="date" office:date-value="2015-03-24" calcext:value-type="date">
            <text:p>24.03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4" office:value-type="date" office:date-value="2015-03-26" calcext:value-type="date">
            <text:p>26.03.15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rbeit an der Klasse 'Calculator'</text:p>
          </table:table-cell>
          <table:table-cell table:style-name="ce14" office:value-type="date" office:date-value="2015-03-27" calcext:value-type="date">
            <text:p>27.03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rundgerüst für die Klasse 'MotorController'</text:p>
          </table:table-cell>
          <table:table-cell table:style-name="ce14" office:value-type="date" office:date-value="2015-03-27" calcext:value-type="date">
            <text:p>27.03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3-30" calcext:value-type="date">
            <text:p>30.03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4" office:value-type="date" office:date-value="2015-04-03" calcext:value-type="date">
            <text:p>03.04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13" calcext:value-type="date">
            <text:p>13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20" calcext:value-type="date">
            <text:p>20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Calculator' Kreisberechnung gefixed</text:p>
          </table:table-cell>
          <table:table-cell table:style-name="ce14" office:value-type="date" office:date-value="2015-04-21" calcext:value-type="date">
            <text:p>21.04.15</text:p>
          </table:table-cell>
          <table:table-cell table:style-name="ce17" office:value-type="float" office:value="1.75" calcext:value-type="float">
            <text:p>1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27" calcext:value-type="date">
            <text:p>27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Hardwareschnittstelle Tests und Datenblattrecherche</text:p>
          </table:table-cell>
          <table:table-cell table:style-name="ce14" office:value-type="date" office:date-value="2015-04-28" calcext:value-type="date">
            <text:p>28.04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Test und Implementierung von Threads</text:p>
          </table:table-cell>
          <table:table-cell table:style-name="ce14" office:value-type="date" office:date-value="2015-04-29" calcext:value-type="date">
            <text:p>29.04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5-04" calcext:value-type="date">
            <text:p>04.05.15</text:p>
          </table:table-cell>
          <table:table-cell table:style-name="ce17" office:value-type="float" office:value="0.4" calcext:value-type="float">
            <text:p>0,4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rste Schnittstellen des 'MotorController'</text:p>
          </table:table-cell>
          <table:table-cell table:style-name="ce14" office:value-type="date" office:date-value="2015-05-05" calcext:value-type="date">
            <text:p>05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Stub für die berechnung der Steps des Motors</text:p>
          </table:table-cell>
          <table:table-cell table:style-name="ce14" office:value-type="date" office:date-value="2015-05-05" calcext:value-type="date">
            <text:p>05.05.15</text:p>
          </table:table-cell>
          <table:table-cell table:style-name="ce17" office:value-type="float" office:value="0.75" calcext:value-type="float">
            <text:p>0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cherche und Tests für die Waiting-Times</text:p>
          </table:table-cell>
          <table:table-cell table:style-name="ce14" office:value-type="date" office:date-value="2015-05-07" calcext:value-type="date">
            <text:p>07.05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ithub von Phillip Wanniger repariert – neue Dateien hochgeladen</text:p>
          </table:table-cell>
          <table:table-cell table:style-name="ce14" office:value-type="date" office:date-value="2015-05-11" calcext:value-type="date">
            <text:p>11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usbauen der 'MotorController'-Schnittstellen</text:p>
          </table:table-cell>
          <table:table-cell table:style-name="ce14" office:value-type="date" office:date-value="2015-05-13" calcext:value-type="date">
            <text:p>13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infügen von Wait-Stubs im 'MotorController'</text:p>
          </table:table-cell>
          <table:table-cell table:style-name="ce14" office:value-type="date" office:date-value="2015-05-18" calcext:value-type="date">
            <text:p>18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MotorController' – Thread-Loop angepasst für die Fahrtrichtung</text:p>
          </table:table-cell>
          <table:table-cell table:style-name="ce14" office:value-type="date" office:date-value="2015-05-18" calcext:value-type="date">
            <text:p>18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'MotorController' – Threads angepasst</text:p>
          </table:table-cell>
          <table:table-cell table:style-name="ce14" office:value-type="date" office:date-value="2015-05-27" calcext:value-type="date">
            <text:p>27.05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'MotorController' – Hardwareschnittstelle eingefügt</text:p>
          </table:table-cell>
          <table:table-cell table:style-name="ce14" office:value-type="date" office:date-value="2015-05-27" calcext:value-type="date">
            <text:p>27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.00.0000</text:date>, <text:time style:data-style-name="N2" text:time-value="14:53:03.5348223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5-27T14:55:17.242960851</dc:date>
    <meta:editing-duration>PT18M30S</meta:editing-duration>
    <meta:editing-cycles>6</meta:editing-cycles>
    <meta:generator>LibreOffice/4.3.7.2$Linux_X86_64 LibreOffice_project/430m0$Build-2</meta:generator>
    <dc:creator>MrJustreborn </dc:creator>
    <meta:document-statistic meta:table-count="3" meta:cell-count="75" meta:object-count="0"/>
  </office:meta>
</office:document-meta>
</file>